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IX" svg:font-family="STIX" style:font-pitch="variable"/>
  </office:font-face-decls>
  <office:automatic-styles>
    <style:style style:name="co1" style:family="table-column">
      <style:table-column-properties fo:break-before="auto" style:column-width="0.309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9cm"/>
    </style:style>
    <style:style style:name="co6" style:family="table-column">
      <style:table-column-properties fo:break-before="auto" style:column-width="1.877cm"/>
    </style:style>
    <style:style style:name="co7" style:family="table-column">
      <style:table-column-properties fo:break-before="auto" style:column-width="1.997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54cm" fo:break-before="auto" style:use-optimal-row-height="false"/>
    </style:style>
    <style:style style:name="ro4" style:family="table-row">
      <style:table-row-properties style:row-height="0.50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STIX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font-name="Linux Libertine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51pt solid #000000" fo:background-color="#b2b2b2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-bottom="0.51pt solid #000000" fo:background-color="#dddddd" style:text-align-source="fix" style:repeat-content="false" fo:border-left="1.5pt solid #000000" fo:border-right="0.51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0.51pt solid #000000" fo:background-color="#dddddd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1.5pt solid #000000" fo:background-color="#dddddd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STIX" fo:font-size="12pt" style:font-size-asian="12pt" style:font-size-complex="12pt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0.51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1.5pt solid #000000" fo:background-color="#dddddd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STIX" fo:font-size="12pt" style:font-size-asian="12pt" style:font-size-complex="12pt"/>
    </style:style>
    <style:style style:name="ce12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ext-properties style:font-name="STIX" fo:font-size="12pt" style:font-size-asian="12pt" style:font-size-complex="12pt"/>
    </style:style>
    <style:style style:name="ce16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vertical-align="middle"/>
      <style:text-properties style:font-name="STIX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TIX" fo:font-size="12pt" style:font-size-asian="12pt" style:font-size-complex="12pt"/>
    </style:style>
    <style:style style:name="T1" style:family="text">
      <style:text-properties style:font-name="STIX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TIX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4" table:number-columns-repeated="1015" table:default-cell-style-name="ce1"/>
        <table:table-column table:style-name="co4" table:default-cell-style-name="ce20"/>
        <table:table-row table:style-name="ro1">
          <table:table-cell/>
          <table:table-cell table:style-name="ce7" office:value-type="string" calcext:value-type="string" table:number-columns-spanned="8" table:number-rows-spanned="1">
            <text:p>Tabela-Verdade p/ 2 proposiçõe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P∧Q</text:p>
          </table:table-cell>
          <table:table-cell table:style-name="ce12" office:value-type="string" calcext:value-type="string">
            <text:p>P∨Q</text:p>
          </table:table-cell>
          <table:table-cell table:style-name="ce12" office:value-type="string" calcext:value-type="string">
            <text:p>P⊻Q</text:p>
          </table:table-cell>
          <table:table-cell table:style-name="ce12" office:value-type="string" calcext:value-type="string">
            <text:p>P→Q</text:p>
          </table:table-cell>
          <table:table-cell table:style-name="ce16" office:value-type="string" calcext:value-type="string">
            <text:p>P↔Q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V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V</text:p>
          </table:table-cell>
          <table:table-cell table:style-name="ce17"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number-columns-repeated="3" table:style-name="ce14" office:value-type="string" calcext:value-type="string">
            <text:p>V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number-columns-repeated="3" table:style-name="ce15" office:value-type="string" calcext:value-type="string">
            <text:p>F</text:p>
          </table:table-cell>
          <table:table-cell table:style-name="ce15" office:value-type="string" calcext:value-type="string">
            <text:p>V</text:p>
          </table:table-cell>
          <table:table-cell table:style-name="ce19" office:value-type="string" calcext:value-type="string">
            <text:p>V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office:value-type="string" calcext:value-type="string" table:number-columns-spanned="8" table:number-rows-spanned="1">
            <text:p><text:span text:style-name="T1">V → ~ ( V ∧ F ) =&gt; V → ~ ( F ) =&gt; V → </text:span>V</text:p>
          </table:table-cell>
          <table:covered-table-cell/>
          <table:covered-table-cell table:number-columns-repeated="2" table:style-name="ce35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8" table:number-rows-spanned="1">
            <text:p><text:span text:style-name="T1">V → ~ V ∧ F =&gt; V → F ∧ F =&gt; V → F = F</text:span></text:p>
          </table:table-cell>
          <table:covered-table-cell/>
          <table:covered-table-cell table:number-columns-repeated="2" table:style-name="ce35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<text:span text:style-name="T1">[(p → q) ∨ ~p] ∧ ~q = [(V → F) ∨ ~V] ∧ ~F = [F ∨ F] ∧ V = F ∧ V = F</text:span></text:p>
          </table:table-cell>
          <table:covered-table-cell table:number-columns-repeated="10"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0" table:number-rows-spanned="1">
            <text:p>2 + 2 = 4 → 5/2 = 3 =&gt; V → F = F</text:p>
          </table:table-cell>
          <table:covered-table-cell table:number-columns-repeated="9"/>
          <table:table-cell table:number-columns-repeated="1012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13 + 2 = 10 → 16 + 7 = 9 =&gt; 15 = 10 → 23 = 9 =&gt; F → F = V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F → V = V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V → V = V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p ∨ q = Q =&gt; p ∨ q = F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[(~P → Q) ^ Q] → ~P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V → V) ^ V] → ~V =&gt; [(F → V) ^ V] → F =&gt; [V ^ V] → F =&gt; V → F = F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V → F) ^ F] → ~V =&gt; [(F → F) ^ F] → F = [V ^ F] → F =&gt; F → F = V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F → V) ^ V] → ~F =&gt; [(V → V) ^ V] → V =&gt; [V ^ V] → V =&gt; V → V = V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F → F) ^ F] → ~F =&gt; [(V → F) ^ F] → V =&gt; [F ^ F] → V =&gt; F → V = V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 table:number-rows-repeated="3">
          <table:table-cell table:number-columns-repeated="1023"/>
          <table:table-cell table:style-name="ce1"/>
        </table:table-row>
        <table:table-row table:style-name="ro2" table:number-rows-repeated="11">
          <table:table-cell table:number-columns-repeated="1023"/>
          <table:table-cell table:style-name="ce1"/>
        </table:table-row>
        <table:table-row table:style-name="ro2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4" table:number-columns-repeated="1015" table:default-cell-style-name="ce1"/>
        <table:table-row table:style-name="ro2">
          <table:table-cell/>
          <table:table-cell table:style-name="ce41" office:value-type="string" calcext:value-type="string" table:number-columns-spanned="8" table:number-rows-spanned="1">
            <text:p>∧ ∨ → ↔ ⊻</text:p>
          </table:table-cell>
          <table:covered-table-cell table:number-columns-repeated="7"/>
          <table:table-cell table:number-columns-repeated="1015"/>
        </table:table-row>
        <table:table-row table:style-name="ro6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R</text:p>
          </table:table-cell>
          <table:table-cell table:style-name="ce12" office:value-type="string" calcext:value-type="string">
            <text:p><text:span text:style-name="T2">Q∨</text:span>R</text:p>
          </table:table-cell>
          <table:table-cell table:style-name="ce12" office:value-type="string" calcext:value-type="string">
            <text:p><text:span text:style-name="T2">P∧(Q∨</text:span>R)</text:p>
          </table:table-cell>
          <table:table-cell table:style-name="ce12" office:value-type="string" calcext:value-type="string">
            <text:p><text:span text:style-name="T2">P↔</text:span>Q</text:p>
          </table:table-cell>
          <table:table-cell table:style-name="ce12" office:value-type="string" calcext:value-type="string">
            <text:p><text:span text:style-name="T2">(P↔Q)∨</text:span>R</text:p>
          </table:table-cell>
          <table:table-cell table:style-name="ce16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V</text:p>
          </table:table-cell>
          <table:table-cell table:number-columns-repeated="4" table:style-name="ce13" office:value-type="string" calcext:value-type="string">
            <text:p>V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number-columns-repeated="4"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F</text:p>
          </table:table-cell>
          <table:table-cell table:number-columns-repeated="4" table:style-name="ce14" office:value-type="string" calcext:value-type="string">
            <text:p>F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V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F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V</text:p>
          </table:table-cell>
          <table:table-cell table:style-name="ce1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2"/>
          <table:covered-table-cell table:number-columns-repeated="2" table:style-name="ce35"/>
          <table:covered-table-cell table:number-columns-repeated="4"/>
          <table:table-cell table:number-columns-repeated="1014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2"/>
          <table:covered-table-cell table:number-columns-repeated="2" table:style-name="ce35"/>
          <table:covered-table-cell table:number-columns-repeated="4"/>
          <table:table-cell table:number-columns-repeated="1014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10"/>
          <table:table-cell table:number-columns-repeated="1012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2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2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IX" svg:font-family="STIX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9:54:23.890544480</meta:creation-date>
    <dc:date>2024-03-22T17:28:20.983595165</dc:date>
    <meta:editing-duration>PT1H29M55S</meta:editing-duration>
    <meta:editing-cycles>6</meta:editing-cycles>
    <meta:generator>LibreOffice/7.3.7.2$Linux_X86_64 LibreOffice_project/30$Build-2</meta:generator>
    <meta:document-statistic meta:table-count="2" meta:cell-count="113" meta:object-count="0"/>
  </office:meta>
</office:document-meta>
</file>